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3f5d" officeooo:paragraph-rsid="00243f5d"/>
    </style:style>
    <style:style style:name="P2" style:family="paragraph" style:parent-style-name="Standard">
      <style:text-properties officeooo:rsid="00243f5d" officeooo:paragraph-rsid="0029e91a"/>
    </style:style>
    <style:style style:name="P3" style:family="paragraph" style:parent-style-name="Standard">
      <style:text-properties officeooo:rsid="00243f5d" officeooo:paragraph-rsid="002d516e"/>
    </style:style>
    <style:style style:name="P4" style:family="paragraph" style:parent-style-name="Standard">
      <style:text-properties officeooo:rsid="00243f5d" officeooo:paragraph-rsid="004e960c"/>
    </style:style>
    <style:style style:name="P5" style:family="paragraph" style:parent-style-name="Standard">
      <style:text-properties officeooo:rsid="00243f5d" officeooo:paragraph-rsid="0050f24a"/>
    </style:style>
    <style:style style:name="P6" style:family="paragraph" style:parent-style-name="Standard">
      <style:text-properties officeooo:rsid="00243f5d" officeooo:paragraph-rsid="0057b544"/>
    </style:style>
    <style:style style:name="P7" style:family="paragraph" style:parent-style-name="Standard">
      <style:text-properties officeooo:rsid="00243f5d" officeooo:paragraph-rsid="00599cd5"/>
    </style:style>
    <style:style style:name="P8" style:family="paragraph" style:parent-style-name="Standard">
      <style:text-properties officeooo:rsid="00243f5d" officeooo:paragraph-rsid="00617134"/>
    </style:style>
    <style:style style:name="P9" style:family="paragraph" style:parent-style-name="Standard">
      <style:text-properties officeooo:rsid="00243f5d" officeooo:paragraph-rsid="006b5589"/>
    </style:style>
    <style:style style:name="P10" style:family="paragraph" style:parent-style-name="Standard">
      <style:text-properties officeooo:rsid="00302901" officeooo:paragraph-rsid="00302901"/>
    </style:style>
    <style:style style:name="P11" style:family="paragraph" style:parent-style-name="Standard">
      <style:text-properties officeooo:rsid="0029e91a" officeooo:paragraph-rsid="002d516e"/>
    </style:style>
    <style:style style:name="P12" style:family="paragraph" style:parent-style-name="Standard">
      <style:text-properties officeooo:rsid="0029e91a" officeooo:paragraph-rsid="0029e91a"/>
    </style:style>
    <style:style style:name="P13" style:family="paragraph" style:parent-style-name="Standard">
      <style:text-properties officeooo:rsid="0050f24a" officeooo:paragraph-rsid="0050f24a"/>
    </style:style>
    <style:style style:name="P14" style:family="paragraph" style:parent-style-name="Standard">
      <style:text-properties officeooo:rsid="0050f24a" officeooo:paragraph-rsid="0057b544"/>
    </style:style>
    <style:style style:name="P15" style:family="paragraph" style:parent-style-name="Standard">
      <style:text-properties officeooo:rsid="0050f24a" officeooo:paragraph-rsid="004e960c"/>
    </style:style>
    <style:style style:name="P16" style:family="paragraph" style:parent-style-name="Standard">
      <style:text-properties officeooo:rsid="0050f24a" officeooo:paragraph-rsid="0078f53d"/>
    </style:style>
    <style:style style:name="P17" style:family="paragraph" style:parent-style-name="Standard">
      <style:text-properties officeooo:rsid="002071b7" officeooo:paragraph-rsid="000fb07f"/>
    </style:style>
    <style:style style:name="P18" style:family="paragraph" style:parent-style-name="Standard">
      <style:text-properties officeooo:rsid="007892e3" officeooo:paragraph-rsid="007892e3"/>
    </style:style>
    <style:style style:name="P19" style:family="paragraph" style:parent-style-name="Standard">
      <style:text-properties officeooo:rsid="000f08b7" officeooo:paragraph-rsid="000fb07f"/>
    </style:style>
    <style:style style:name="P20" style:family="paragraph" style:parent-style-name="Standard">
      <style:text-properties officeooo:rsid="0078f53d" officeooo:paragraph-rsid="0078f53d"/>
    </style:style>
    <style:style style:name="P21" style:family="paragraph" style:parent-style-name="Standard">
      <style:text-properties officeooo:rsid="0078f53d" officeooo:paragraph-rsid="0084b414"/>
    </style:style>
    <style:style style:name="P22" style:family="paragraph" style:parent-style-name="Standard">
      <style:text-properties officeooo:rsid="0078f53d" officeooo:paragraph-rsid="00ac3e83"/>
    </style:style>
    <style:style style:name="P23" style:family="paragraph" style:parent-style-name="Standard">
      <style:text-properties officeooo:rsid="0078f53d" officeooo:paragraph-rsid="00c34786"/>
    </style:style>
    <style:style style:name="P24" style:family="paragraph" style:parent-style-name="Standard">
      <style:text-properties officeooo:rsid="00797c73" officeooo:paragraph-rsid="00797c73"/>
    </style:style>
    <style:style style:name="P25" style:family="paragraph" style:parent-style-name="Standard">
      <style:text-properties officeooo:paragraph-rsid="0078f53d"/>
    </style:style>
    <style:style style:name="P26" style:family="paragraph" style:parent-style-name="Standard">
      <style:text-properties officeooo:paragraph-rsid="0080be82"/>
    </style:style>
    <style:style style:name="P27" style:family="paragraph" style:parent-style-name="Standard">
      <style:text-properties officeooo:rsid="00895a32" officeooo:paragraph-rsid="00895a32"/>
    </style:style>
    <style:style style:name="P28" style:family="paragraph" style:parent-style-name="Standard">
      <style:text-properties officeooo:rsid="00895a32" officeooo:paragraph-rsid="00a211aa"/>
    </style:style>
    <style:style style:name="P29" style:family="paragraph" style:parent-style-name="Standard">
      <style:text-properties officeooo:rsid="00895a32" officeooo:paragraph-rsid="00bbb9c5"/>
    </style:style>
    <style:style style:name="P30" style:family="paragraph" style:parent-style-name="Standard">
      <style:text-properties officeooo:rsid="007a1e89" officeooo:paragraph-rsid="00856e6c"/>
    </style:style>
    <style:style style:name="P31" style:family="paragraph" style:parent-style-name="Standard">
      <style:text-properties officeooo:paragraph-rsid="00a00520"/>
    </style:style>
    <style:style style:name="P32" style:family="paragraph" style:parent-style-name="Standard" style:list-style-name="L1">
      <style:text-properties officeooo:rsid="00243f5d" officeooo:paragraph-rsid="00243f5d"/>
    </style:style>
    <style:style style:name="P33" style:family="paragraph" style:parent-style-name="Standard">
      <style:text-properties officeooo:rsid="00797c73" officeooo:paragraph-rsid="00ac3e83"/>
    </style:style>
    <style:style style:name="P34" style:family="paragraph" style:parent-style-name="Standard">
      <style:text-properties officeooo:rsid="00895a32" officeooo:paragraph-rsid="0078f53d"/>
    </style:style>
    <style:style style:name="P35" style:family="paragraph" style:parent-style-name="Standard" style:list-style-name="L2">
      <style:text-properties officeooo:rsid="00895a32" officeooo:paragraph-rsid="00895a32"/>
    </style:style>
    <style:style style:name="P36" style:family="paragraph" style:parent-style-name="Standard">
      <style:text-properties officeooo:rsid="00c34786" officeooo:paragraph-rsid="00c34786"/>
    </style:style>
    <style:style style:name="P37" style:family="paragraph" style:parent-style-name="Standard">
      <style:text-properties officeooo:rsid="0080be82" officeooo:paragraph-rsid="00a00520"/>
    </style:style>
    <style:style style:name="P38" style:family="paragraph" style:parent-style-name="Standard">
      <style:text-properties officeooo:rsid="00d2635d" officeooo:paragraph-rsid="00d2635d"/>
    </style:style>
    <style:style style:name="P39" style:family="paragraph" style:parent-style-name="Standard">
      <style:text-properties officeooo:rsid="00d2635d" officeooo:paragraph-rsid="00e5cdb0"/>
    </style:style>
    <style:style style:name="P40" style:family="paragraph" style:parent-style-name="Standard">
      <style:text-properties officeooo:rsid="00d2635d" officeooo:paragraph-rsid="00e94133"/>
    </style:style>
    <style:style style:name="P41" style:family="paragraph" style:parent-style-name="Standard">
      <style:text-properties officeooo:rsid="00d2635d" officeooo:paragraph-rsid="011e0034"/>
    </style:style>
    <style:style style:name="P42" style:family="paragraph" style:parent-style-name="Standard">
      <style:text-properties officeooo:rsid="00d2635d" officeooo:paragraph-rsid="011ee8b3"/>
    </style:style>
    <style:style style:name="P43" style:family="paragraph" style:parent-style-name="Standard">
      <style:text-properties officeooo:rsid="00d2635d" officeooo:paragraph-rsid="0120e1cc"/>
    </style:style>
    <style:style style:name="P44" style:family="paragraph" style:parent-style-name="Standard">
      <style:text-properties officeooo:rsid="00d2635d" officeooo:paragraph-rsid="01374f21"/>
    </style:style>
    <style:style style:name="P45" style:family="paragraph" style:parent-style-name="Standard">
      <style:text-properties officeooo:rsid="00d2635d" officeooo:paragraph-rsid="0178b43e"/>
    </style:style>
    <style:style style:name="P46" style:family="paragraph" style:parent-style-name="Standard">
      <style:text-properties officeooo:paragraph-rsid="00d2635d"/>
    </style:style>
    <style:style style:name="P47" style:family="paragraph" style:parent-style-name="Standard">
      <style:text-properties officeooo:paragraph-rsid="012fa7da"/>
    </style:style>
    <style:style style:name="P48" style:family="paragraph" style:parent-style-name="Standard" style:list-style-name="L3">
      <style:text-properties officeooo:paragraph-rsid="012fa7da"/>
    </style:style>
    <style:style style:name="P49" style:family="paragraph" style:parent-style-name="Standard">
      <style:text-properties officeooo:paragraph-rsid="015c0034"/>
    </style:style>
    <style:style style:name="P50" style:family="paragraph" style:parent-style-name="Standard">
      <style:text-properties officeooo:paragraph-rsid="015ea1bc"/>
    </style:style>
    <style:style style:name="T1" style:family="text">
      <style:text-properties officeooo:rsid="000fb07f"/>
    </style:style>
    <style:style style:name="T2" style:family="text">
      <style:text-properties officeooo:rsid="001444bb"/>
    </style:style>
    <style:style style:name="T3" style:family="text">
      <style:text-properties officeooo:rsid="00256a92"/>
    </style:style>
    <style:style style:name="T4" style:family="text">
      <style:text-properties officeooo:rsid="002831f7"/>
    </style:style>
    <style:style style:name="T5" style:family="text">
      <style:text-properties officeooo:rsid="0029e91a"/>
    </style:style>
    <style:style style:name="T6" style:family="text">
      <style:text-properties officeooo:rsid="002e26f0"/>
    </style:style>
    <style:style style:name="T7" style:family="text">
      <style:text-properties officeooo:rsid="00301a0f"/>
    </style:style>
    <style:style style:name="T8" style:family="text">
      <style:text-properties officeooo:rsid="00302901"/>
    </style:style>
    <style:style style:name="T9" style:family="text">
      <style:text-properties officeooo:rsid="0031a533"/>
    </style:style>
    <style:style style:name="T10" style:family="text">
      <style:text-properties officeooo:rsid="00416182"/>
    </style:style>
    <style:style style:name="T11" style:family="text">
      <style:text-properties officeooo:rsid="0045de98"/>
    </style:style>
    <style:style style:name="T12" style:family="text">
      <style:text-properties officeooo:rsid="004a59c5"/>
    </style:style>
    <style:style style:name="T13" style:family="text">
      <style:text-properties officeooo:rsid="004c4ddc"/>
    </style:style>
    <style:style style:name="T14" style:family="text">
      <style:text-properties officeooo:rsid="0050f24a"/>
    </style:style>
    <style:style style:name="T15" style:family="text">
      <style:text-properties officeooo:rsid="0057b544"/>
    </style:style>
    <style:style style:name="T16" style:family="text">
      <style:text-properties officeooo:rsid="00599cd5"/>
    </style:style>
    <style:style style:name="T17" style:family="text">
      <style:text-properties officeooo:rsid="005e220f"/>
    </style:style>
    <style:style style:name="T18" style:family="text">
      <style:text-properties officeooo:rsid="00689836"/>
    </style:style>
    <style:style style:name="T19" style:family="text">
      <style:text-properties officeooo:rsid="0072d233"/>
    </style:style>
    <style:style style:name="T20" style:family="text">
      <style:text-properties officeooo:rsid="0074d14c"/>
    </style:style>
    <style:style style:name="T21" style:family="text">
      <style:text-properties officeooo:rsid="007892e3"/>
    </style:style>
    <style:style style:name="T22" style:family="text">
      <style:text-properties officeooo:rsid="0078f53d"/>
    </style:style>
    <style:style style:name="T23" style:family="text">
      <style:text-properties officeooo:rsid="00797c73"/>
    </style:style>
    <style:style style:name="T24" style:family="text">
      <style:text-properties officeooo:rsid="007a1e89"/>
    </style:style>
    <style:style style:name="T25" style:family="text">
      <style:text-properties fo:font-weight="bold"/>
    </style:style>
    <style:style style:name="T26" style:family="text">
      <style:text-properties officeooo:rsid="007df4a8"/>
    </style:style>
    <style:style style:name="T27" style:family="text">
      <style:text-properties officeooo:rsid="007f604d"/>
    </style:style>
    <style:style style:name="T28" style:family="text">
      <style:text-properties officeooo:rsid="0080be82"/>
    </style:style>
    <style:style style:name="T29" style:family="text">
      <style:text-properties officeooo:rsid="008443ec"/>
    </style:style>
    <style:style style:name="T30" style:family="text">
      <style:text-properties officeooo:rsid="00865e00"/>
    </style:style>
    <style:style style:name="T31" style:family="text">
      <style:text-properties officeooo:rsid="00879f18"/>
    </style:style>
    <style:style style:name="T32" style:family="text">
      <style:text-properties officeooo:rsid="008a4f29"/>
    </style:style>
    <style:style style:name="T33" style:family="text">
      <style:text-properties officeooo:rsid="008bea51"/>
    </style:style>
    <style:style style:name="T34" style:family="text">
      <style:text-properties officeooo:rsid="008d318b"/>
    </style:style>
    <style:style style:name="T35" style:family="text">
      <style:text-properties officeooo:rsid="0092ef54"/>
    </style:style>
    <style:style style:name="T36" style:family="text">
      <style:text-properties officeooo:rsid="009bfeed"/>
    </style:style>
    <style:style style:name="T37" style:family="text">
      <style:text-properties officeooo:rsid="009d96fb"/>
    </style:style>
    <style:style style:name="T38" style:family="text">
      <style:text-properties officeooo:rsid="00a211aa"/>
    </style:style>
    <style:style style:name="T39" style:family="text">
      <style:text-properties officeooo:rsid="00a364da"/>
    </style:style>
    <style:style style:name="T40" style:family="text">
      <style:text-properties officeooo:rsid="00a74a10"/>
    </style:style>
    <style:style style:name="T41" style:family="text">
      <style:text-properties officeooo:rsid="00a996aa"/>
    </style:style>
    <style:style style:name="T42" style:family="text">
      <style:text-properties officeooo:rsid="00b030ba"/>
    </style:style>
    <style:style style:name="T43" style:family="text">
      <style:text-properties officeooo:rsid="00bff901"/>
    </style:style>
    <style:style style:name="T44" style:family="text">
      <style:text-properties officeooo:rsid="00c11a2b"/>
    </style:style>
    <style:style style:name="T45" style:family="text">
      <style:text-properties officeooo:rsid="00cae7df"/>
    </style:style>
    <style:style style:name="T46" style:family="text">
      <style:text-properties officeooo:rsid="00d2635d"/>
    </style:style>
    <style:style style:name="T47" style:family="text">
      <style:text-properties officeooo:rsid="00d3fb95"/>
    </style:style>
    <style:style style:name="T48" style:family="text">
      <style:text-properties officeooo:rsid="00d68b28"/>
    </style:style>
    <style:style style:name="T49" style:family="text">
      <style:text-properties officeooo:rsid="00d87191"/>
    </style:style>
    <style:style style:name="T50" style:family="text">
      <style:text-properties officeooo:rsid="00da61d0"/>
    </style:style>
    <style:style style:name="T51" style:family="text">
      <style:text-properties officeooo:rsid="00ea796c"/>
    </style:style>
    <style:style style:name="T52" style:family="text">
      <style:text-properties officeooo:rsid="00ecf3c7"/>
    </style:style>
    <style:style style:name="T53" style:family="text">
      <style:text-properties officeooo:rsid="00f18a0b"/>
    </style:style>
    <style:style style:name="T54" style:family="text">
      <style:text-properties officeooo:rsid="00f5f86e"/>
    </style:style>
    <style:style style:name="T55" style:family="text">
      <style:text-properties officeooo:rsid="00f8101d"/>
    </style:style>
    <style:style style:name="T56" style:family="text">
      <style:text-properties officeooo:rsid="00ff6d79"/>
    </style:style>
    <style:style style:name="T57" style:family="text">
      <style:text-properties officeooo:rsid="01020c78"/>
    </style:style>
    <style:style style:name="T58" style:family="text">
      <style:text-properties officeooo:rsid="01048ca9"/>
    </style:style>
    <style:style style:name="T59" style:family="text">
      <style:text-properties officeooo:rsid="0113c20d"/>
    </style:style>
    <style:style style:name="T60" style:family="text">
      <style:text-properties officeooo:rsid="011e0034"/>
    </style:style>
    <style:style style:name="T61" style:family="text">
      <style:text-properties officeooo:rsid="011ee8b3"/>
    </style:style>
    <style:style style:name="T62" style:family="text">
      <style:text-properties officeooo:rsid="0122ec2b"/>
    </style:style>
    <style:style style:name="T63" style:family="text">
      <style:text-properties officeooo:rsid="012fa7da"/>
    </style:style>
    <style:style style:name="T64" style:family="text">
      <style:text-properties officeooo:rsid="0131529e"/>
    </style:style>
    <style:style style:name="T65" style:family="text">
      <style:text-properties officeooo:rsid="01345389"/>
    </style:style>
    <style:style style:name="T66" style:family="text">
      <style:text-properties officeooo:rsid="01574a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The </text:span>Shambhala Community <text:span text:style-name="T1">Co-operative : Commentary</text:span></text:p>
      <text:p text:style-name="P17"/>
      <text:p text:style-name="P18">2019-01-20:</text:p>
      <text:p text:style-name="P18"/>
      <text:p text:style-name="P1">- <text:span text:style-name="T21">W</text:span>hat makes one a ‘<text:span text:style-name="T8">Shambhala C</text:span>ommunity <text:span text:style-name="T8">C</text:span>o-operative supporter’?</text:p>
      <text:p text:style-name="P1"><text:tab/>As a first pass at this, a supporter is someone who does at least one of the following:</text:p>
      <text:list xml:id="list4238881419" text:style-name="L1">
        <text:list-item>
          <text:p text:style-name="P32">contributes $15 per week to the community fund</text:p>
        </text:list-item>
        <text:list-item>
          <text:p text:style-name="P32">defrays $15 per week in community expenses</text:p>
        </text:list-item>
        <text:list-item>
          <text:p text:style-name="P32">logs one hour per week in community practice</text:p>
        </text:list-item>
        <text:list-item>
          <text:p text:style-name="P32">contributes one hour per week in supporting a community application</text:p>
        </text:list-item>
        <text:list-item>
          <text:p text:style-name="P32">delivers <text:span text:style-name="T9">one hour of </text:span>work or artifacts valued at $15 per hour or higher at market rate per week</text:p>
        </text:list-item>
      </text:list>
      <text:p text:style-name="P1">Weekly contributions <text:span text:style-name="T3">can be given ahead of time, in aggregate. However, a maximum of three weeks can pass between weekly contribution or equivalent before supporter status is released. Restoring supporter status requires week to take effect. Duration and breadth of contribution should be recognized and celebrated.</text:span></text:p>
      <text:p text:style-name="P10"/>
      <text:p text:style-name="P10">In addition, a supporter abides by the initial statements in the Declaration of Support.</text:p>
      <text:p text:style-name="P1"/>
      <text:p text:style-name="P1">- <text:span text:style-name="T9">Is this co-operative in competition with the Shambhala Organization, the Kalapa Court, or the lineage of Sakyongs?</text:span></text:p>
      <text:p text:style-name="P1"><text:s text:c="2"/><text:span text:style-name="T4">Short answer: no. The co-operative is supportive, complementary, and structurally-decoupled from the Shambhala Organization (ie. has different tax ID, different website, different information systems), the Kalapa court, and the lineage of Sakyongs. </text:span></text:p>
      <text:p text:style-name="P1"/>
      <text:p text:style-name="P1">- <text:span text:style-name="T4">follow-up: doesn’t giving time, effort, and money to the co-operative place it in resource competition with the above structures?</text:span></text:p>
      <text:p text:style-name="P11"><text:s text:c="2"/>Although the co-operative has no control over what people individually think or the position of other groups, it is the position of the co-operative that our structure is supportive of the Shambhala contemplative tradition, yet the priority is on the immediate and pressing human needs of community on a local or regional scale, for which the Shambhala organization is unpurposed to meet or address.</text:p>
      <text:p text:style-name="P3"><text:s text:c="2"/><text:span text:style-name="T5">As a supportive structure, the co-operative presents practical forms and practices presented by the Shambhala contemplative tradition as recorded in publicly-available books. The co-operative may also adapt forms and practices found outside of the Shambhala contemplative tradition as needed, e.g. non-profit governance structure or ranked-choice voting.</text:span></text:p>
      <text:p text:style-name="P3"><text:s text:c="2"/><text:span text:style-name="T6">An example of the Shambhala Community Co-operative supporting with Shambhala contemplative tradition is the case where a Shambhala Community Co-operative raises funds in order to buy a community center which houses space that a Shambhala Meditation Center, presenting teachings from the Shambhala contemplative tradition, can rent.</text:span></text:p>
      <text:p text:style-name="P12"><text:s text:c="2"/>Finally, worth contemplating: if a structure purposed with the fulfillment of the vision of enlightened society (such as the co-operative) is seen to be in competition with the delivery structure of the expression of enlightened society (such as the organization), it suggests that the vision of enlightened society cannot be both expressed and fulfilled by that society.</text:p>
      <text:p text:style-name="P2"/>
      <text:p text:style-name="P2">- <text:span text:style-name="T7">Can a Shambhala Community Co-operative supporter attend Scorpion Seal Assembly, Year 1</text:span></text:p>
      <text:p text:style-name="P2"><text:s text:c="3"/><text:span text:style-name="T7">As discussed, the primary focus of the co-operative is on those community inspired by the Shambhala vision of enlightened society self-organizing in order to meet community human needs. The co-operative should be encouraging of supporters who wish to attend any authorized program offering by the Shambhala contemplative tradition.</text:span></text:p>
      <text:p text:style-name="P2"><text:soft-page-break/><text:s text:c="3"/><text:span text:style-name="T7">In addition, the co-operative should be encouraging of supporters who wish to attend any authorized program offered by other, complementary wisdom traditions, such as contemplative Christianity, Judaism, Islam, Buddhism, etc.</text:span></text:p>
      <text:p text:style-name="P2"/>
      <text:p text:style-name="P2">- <text:span text:style-name="T10">As a practitioner of the Shambhala Sadhana, Sadhana of Mahamudra, or other practices, can I lead or offer these practices at the co-operative? Can supporters participate in these practices?</text:span></text:p>
      <text:p text:style-name="P2"><text:s text:c="3"/><text:span text:style-name="T10">Authorized practitioners of a particular, non-publicly-available practice or form are requested and advised to conform with the rules, guidelines, and commitments of their traditions. For example, if Sadhana of Mahamudra requires a Shambhala or Vajradhatu tantrika leading the sadhana in order to publicly offer that practice, then those rules should be followed. Known cases of repeated, intentional infractions of these rules may be escalated to stakeholders within that practitioner’s respective wisdom tradition, as needed.</text:span></text:p>
      <text:p text:style-name="P2"><text:s text:c="2"/><text:span text:style-name="T11">Guest presenters to the community may be requested to state their teaching credentials and how the content of their presentation is authorized by their wisdom tradition, as needed.</text:span></text:p>
      <text:p text:style-name="P2"/>
      <text:p text:style-name="P2">- <text:span text:style-name="T12">How does a Shambhala Center that shares space with a Shambhala Community Co-operative get staffing for its programs and funds for its operations?</text:span></text:p>
      <text:p text:style-name="P4"><text:s text:c="3"/><text:span text:style-name="T13">A supporter’s volunteering to support the operations and programming of a Shambhala Meditation Center can count for the supporter’s commitment contribution as the supporter requests.</text:span></text:p>
      <text:p text:style-name="P4"/>
      <text:p text:style-name="P15">2019-01-21:</text:p>
      <text:p text:style-name="P4"/>
      <text:p text:style-name="P4">- <text:span text:style-name="T14">Does the emergence of a Shambhala Community Co-operative signal a gesture or position of no-confidence in the local Shambhala leadership, the regional Shambhala leadership, the court, or the Sakyongs?</text:span></text:p>
      <text:p text:style-name="P5"><text:s text:c="3"/><text:span text:style-name="T14">The position of a Shambhala Community Co-operative is that the purpose of the Shambhala organization is the dissemination of teachings, forms, and practices of the Shambhala contemplative tradition. In this purpose, a Shambhala Community Co-operative should support the Shambhala organization, as the organization is the primary source for forms and practices pertaining to sacred fulfillment of the vision of enlightened society.</text:span></text:p>
      <text:p text:style-name="P13"><text:s text:c="2"/>While the Shambhala organization is peopled with many warm, caring, and concerned people, at the end of the day, their work and time is bound to the purpose of the organization. Programs need to go on, classes need to begin and end, and volunteers need to be roused for organizational work. As the purpose of a Shambhala Community Co-operative is focused on the needs of actual people in the community, supporters of a co-operative can have confidence in both the teachings-disseminating leadership and the community-concerns leadership.</text:p>
      <text:p text:style-name="P5"/>
      <text:p text:style-name="P5">- <text:span text:style-name="T14">What is the Shambhala Community Co-operative’s position on Sakyong Mipham Rinpoche and allegations (as of 2020) of sexual misconduct leveled against him. Or, what would be the Shambhala Community Co-operative’s position on a future Sakyong’s alleged or demonstrated malfeasance?</text:span></text:p>
      <text:p text:style-name="P6"><text:s text:c="3"/><text:span text:style-name="T14">Depending upon the scale and level of malfeasance, the Co-operative may vote to issue a statement of either support or censure, if appropriate. The same would apply to malfeasance within the organization or malfeasance within the co-operative itself, if needed.</text:span></text:p>
      <text:p text:style-name="P6"><text:s text:c="3"/><text:span text:style-name="T15">A Shambhala Community Co-operative may also vote to issue a statement of either support or statement of censure towards public accusers or those who have received harm or damage by Shambhala organizational leadership, up to and including the Sakyongs.</text:span></text:p>
      <text:p text:style-name="P14"><text:s text:c="3"/>However, it is the conviction of the leadership and supporters of a Shambhala Community Co-operative that the adopted practices and forms available are still good and worthwhile to practice and work with, for the purpose of meeting the needs of the community.</text:p>
      <text:p text:style-name="P5"><text:soft-page-break/></text:p>
      <text:p text:style-name="P7">- <text:span text:style-name="T16">If a Shambhala Community Co-operative is supportive, complementary, and structurally-decoupled from the Shambhala Organization, who is its leader and what is its central organizing principle?</text:span></text:p>
      <text:p text:style-name="P7"><text:s text:c="3"/><text:span text:style-name="T16">The leader, or director of the non-profit entity could be called the dekyong as a repurposing of that Shambhala language. A community co-operative could also be considered a deleg using Shambhala language. The founding dekyong may hold such a position until the deleg has time and energy to hold elections to this position. A dekyong term is a three-year commitment. (Note, during the ABQ Shambhala pilot, this term will go the length of the pilot.) A dekyong may appoint a deleg council in order to delegate administrative responsibilities as appropriate.</text:span></text:p>
      <text:p text:style-name="P8"><text:s text:c="4"/><text:span text:style-name="T17">The Sakyongs and the Kalapa court are not central figures of a Shambhala Community Co-operative, while a dekyong is simply an administrative coordinator. The central organizing principle of the Shambhala Community Co-operative are the qualities of the Shambhala contemplative tradition, represented by the image of the Primordial Rigden. These virtues are revealed and communicated via the dralas. It is the responsibility of all supporters to embody and inspire in one another the view of sacredness within secular life.</text:span></text:p>
      <text:p text:style-name="P8"/>
      <text:p text:style-name="P8">- <text:span text:style-name="T18">How does one implement a Shambhala Community Co-operative at a local Shambhala center where leadership and members are already engaged in Shambhala practices and forms?</text:span></text:p>
      <text:p text:style-name="P8"><text:s text:c="3"/><text:span text:style-name="T20">It might go something like: a local Shambhalian adopts the current Declaration of Support and requests the local Shambhala center council to make time and space to present the Declaration to the local community during a community meeting held at the local center. The local Shambhalian requests interested supporters to organize with them as the founding dekyong. The founding dekyong sets up a method of tracking contribution and works with the supporters to determine the first three or so practices and applications that would meet the present community needs. Initiation processes are forthcoming at this point. However, a dekyong would then be responsible for tracking contributions, facilitating applications, and organizing practice, among other operational processes, including familiarization with current Co-operative policies and processes.</text:span></text:p>
      <text:p text:style-name="P8"/>
      <text:p text:style-name="P8">- <text:span text:style-name="T18">What place does a Shambhala Community Co-operative have in a center that has a strong leadership, robust practice container, active members, where the center meets community needs, and the members and community support the organization, the court, and the Sakyongs?</text:span></text:p>
      <text:p text:style-name="P8"><text:s text:c="3"/><text:span text:style-name="T20">A Shambhala Community Co-operative could be considered a practice deleg at a strong center. Co-operative supporters should be welcoming and mindful of boundaries, ie. not overly solicitous for joining the Co-operative as a supporter. The dekyong should make requests of the council for space and time to address the community with updates during community gatherings. In general, co-operative supporters should not unduly make themselves unwelcome at a Shambhala center.</text:span></text:p>
      <text:p text:style-name="P8"/>
      <text:p text:style-name="P9">- <text:span text:style-name="T18">What place does a Shambhala Community Co-operative have in a center that is struggling with time, money, and resources?</text:span></text:p>
      <text:p text:style-name="P9"><text:s text:c="3"/><text:span text:style-name="T20">Through the formalization of supporter commitment, a Shambhala center that is struggling with time, money, and resources, could benefit from some cross-over steady dues, volunteering, or practice presence. Alternatively, structural burdens may be present that a center simply cannot sustain, given its size, its schedule, or its financial commitments. It this case, the organizational leadership may have some hard decisions to make. And the Co-operative should be supportive of the organizational leadership in making these hard decisions.</text:span></text:p>
      <text:p text:style-name="P9"/>
      <text:p text:style-name="P9">- <text:span text:style-name="T19">Can a member of a Shambhala Center be a supporter of a Shambhala Community Co-operative?</text:span></text:p>
      <text:p text:style-name="P9"><text:s text:c="3"/><text:span text:style-name="T19">Yes. And your dues and volunteering to a Shambhala Center counts towards your weekly support commitment.</text:span></text:p>
      <text:p text:style-name="P9"><text:soft-page-break/></text:p>
      <text:p text:style-name="P9">- <text:span text:style-name="T19">Can a leader within the Shambhala organization be a supporter of a Shambhala Community Co-operative?</text:span></text:p>
      <text:p text:style-name="P9"><text:s text:c="3"/><text:span text:style-name="T19">Yes. However the Shambhala organizational leader cannot hold a leadership position within the co-operative and the Shambhala organizational leader cannot vote in Co-operative elections or decision-making for the duration of their leadership role within the Shambhala organization.</text:span></text:p>
      <text:p text:style-name="P9"/>
      <text:p text:style-name="P16">2019-01-2<text:span text:style-name="T41">8, 29</text:span>:</text:p>
      <text:p text:style-name="P16"/>
      <text:p text:style-name="P20">- What are the defining characteristics of a Shambhala Community Co-operative? Are there aspects of the governing structure that do not change, such as a “seed idea”? Which are these?</text:p>
      <text:p text:style-name="P20"><text:tab/><text:span text:style-name="T23">The “seed idea” of a Shambhala Community Co-operative is laid out in the ideas presented in the Declaration of Support, in the base forms and applications, and in this commentary as a starting point for discussion. However, the intention here is not to create another heavy, top-down structure of management, but to create a lightweight and effective structure that is responsive to community needs. </text:span></text:p>
      <text:p text:style-name="P22"><text:tab/></text:p>
      <text:p text:style-name="P33">- How do I know if I am implementing a Shambhala Community Co-operative? And how do I know if what someone calls a Shambhala Community Co-operative is so?</text:p>
      <text:p text:style-name="P33"><text:tab/>A “base current version” set of declarative statements, practices, applications, policies, and so on can be identified and promoted. Yet, even, pulling from these and altering them or generalizing to another wisdom tradition or another branch of the Shambhala contemplative tradition is not prohibited. <text:tab/></text:p>
      <text:p text:style-name="P24"><text:tab/>All ideas set forth in SCC formative documents are GPL v3 copyleft protected and all derivative works must persist this protection.</text:p>
      <text:p text:style-name="P20"/>
      <text:p text:style-name="P20">- What are some of the advantages of a Shambhala Community Co-operative decoupling from the Shambhala organization?</text:p>
      <text:p text:style-name="P21"><text:tab/><text:span text:style-name="T24">A main advantage to this decouplement is for Shambhala community to continue practicing vitality-raising forms and community care-taking while remaining arms-length from organizational concerns. In this way, the emphasis is on supporters focusing on care practice rather than on educational administrative practicalities. </text:span></text:p>
      <text:p text:style-name="P30"><text:tab/>Another advantage is, if employing a different tax ID, keeping local Shambhala community moneys within the local community as the priority, without <text:span text:style-name="T35">the</text:span> expectation that priority for moneys <text:span text:style-name="T35">should </text:span>go to a <text:span text:style-name="T35">central body of the</text:span> educational delivery organization, such as Shambhala Global Services. In other words, moneys raised could stay within the community without being pulled up the vertical structure. </text:p>
      <text:p text:style-name="P30"><text:tab/>Another advantage is that Co-operative supporters need not fully or partly buy in to a monarchy governance structure in order to participate in fulfilling the vision of enlightened society, as discussed below.</text:p>
      <text:p text:style-name="P30"><text:tab/><text:span text:style-name="T42">Another advantage is continuity of practice were the Sakyongship to change hands. The Shambhala contemplative tradition speaks of a lineage of Sakyongs. While one may feel loyalty and commitment to a particular Sakyong, that may not necessarily transfer to the next Sakyong. A Community Co-op could provide an avenue for community to continue practicing and being effective without necessarily having to contemplate this passing of leadership.</text:span></text:p>
      <text:p text:style-name="P20"/>
      <text:p text:style-name="P20">- What are some of the disadvantages of a Shambhala Community Co-operative decoupling from the Shambhala organization?</text:p>
      <text:p text:style-name="P20"><text:tab/><text:span text:style-name="T24">A main disadvantage could be social blowback from suspicion or mistrust as to the intentions of a community co-op. If a community co-op is implemented in an acrimonious community environment or during a difficult time, it could appear that the co-op supporters might hope to undermine the </text:span><text:soft-page-break/><text:span text:style-name="T24">Shambhala organizational structure. Co-op supporters are encouraged to kindly hold to living the stated values of the co-op in order to demonstrate their support for the Shambhala contemplative tradition and the educational-delivery organization.</text:span></text:p>
      <text:p text:style-name="P20"><text:tab/><text:span text:style-name="T30">Another disadvantage is that the Shambhala organization has time-tested and iteratively-refined policies, procedures, and guidance for their governance structures. A community co-op does not currently have such supports in place. However, this disadvantage may be balanced in time by iterative, distributed refinement of community co-op source tree / foundational documents.</text:span></text:p>
      <text:p text:style-name="P20"><text:tab/><text:span text:style-name="T31">Another disadvantage could be that the Shambhala organization has already put in the work to secure a tax id as a non-profit church. The Shambhala organization also has a guiding board of directors. The Shambhala organization has global services. In a community co-op, while no such high-level support is assured, perhaps less is needed, given the close focus of the mission.</text:span></text:p>
      <text:p text:style-name="P20"/>
      <text:p text:style-name="P20">- One communication of the SCC format included the expression, “The idea [of a Shambhala Community Co-operative] is to create an avenue of collaboration for folks interested in fulfilling the vision of Shambhala by engaging in forms, practices, and meeting community needs, but maybe not so interested in the contemplative burdens presented by processing the practice support of monarchy.” What are these “contemplative burdens?”</text:p>
      <text:p text:style-name="P34"><text:tab/>This contemplative burden would be the burden of having to contemplate monarchy-related power dynamics as these ex-Shambhala teachers have struggled to do: </text:p>
      <text:list xml:id="list3190285725" text:style-name="L2">
        <text:list-item>
          <text:p text:style-name="P35">Pema Chodron: <text:a xlink:type="simple" xlink:href="https://shambhalatimes.org/2020/01/16/letter-from-ani-pema-chodron/#more-163186" text:style-name="Internet_20_link" text:visited-style-name="Visited_20_Internet_20_Link">https://shambhalatimes.org/2020/01/16/letter-from-ani-pema-chodron/#more-163186</text:a></text:p>
        </text:list-item>
        <text:list-item>
          <text:p text:style-name="P35">David Schneider: <text:a xlink:type="simple" xlink:href="https://shambhalatimes.org/2020/01/14/david-schneider-steps-back-from-the-role-of-acharya/" text:style-name="Internet_20_link" text:visited-style-name="Visited_20_Internet_20_Link">https://shambhalatimes.org/2020/01/14/david-schneider-steps-back-from-the-role-of-acharya/</text:a></text:p>
        </text:list-item>
      </text:list>
      <text:p text:style-name="P27"><text:tab/>There are a number of other, unflattering articles online pertaining to recorded dysfunctions of the Shambhala Sakyongs and their courts, <text:span text:style-name="T33">as </text:span>contextualized by <text:span text:style-name="T36">a generally-</text:span>western <text:span text:style-name="T34">perspective</text:span>. <text:span text:style-name="T32">While a co-op supporter should be aware of these criticisms, the focus of the co-op is on community care and practicing forms among present supporters in order to fulfill the vision of enlightened society, rather than trying to evaluate one’s own, oftentimes abstract relationship to locally-absent or deceased Shambhala lineage figures.</text:span></text:p>
      <text:p text:style-name="P28"><text:tab/><text:span text:style-name="T38">In addition, </text:span>“<text:span text:style-name="T38">contemplative burden” is not merely speculative or theoretical at a local level. Indeed, one of the inspirations for initiating a Shambhala Community Co-operative came from my discussion with a newer, local community member imploring me after she read Pema’s resignation letter as to whether there was a way to practice Shambhala without the need for a Sakyong. During our hour-long conversation, which my wife said I handled with good equanimity, I listened to this member’s concerns while reminding her that monarchy is part of the DNA of the Shambhala contemplative tradition. She appreciated my time and we parted on good terms, but then I thought afterwards, why should contemplating the governance structure of monarchy need to impose itself upon this woman’s practice and contribution to the local community and the wider world?</text:span></text:p>
      <text:p text:style-name="P29"><text:tab/><text:span text:style-name="T38">Also within the first week of of the inspiration for initiating a Shambhala Community Co-operative, I was forwarded an email that a member in another local center sent to their community, seeking dialogue on “what discussion there has been at the local level of severing ties with shambhala and continuing on as a local unaffiliated buddhist center” also writing, “i miss my sangha. i miss my practice, i miss my naivete, when i thought that shambhala was somehow different from the rest of the world. better. above things like drunken sexual assault...” and asking, “why aren’t we seriously discussing separation from shambhala and the sakyong until they prove they’re worthy of our trust?” I believe the burden this member is expressing has less to do with upset at human fallibility and more to do with upset at a fallibility he may consider beneath himself demonstrated by a central figure held above him by those practicing teachings he considers inspiring. So again, <text:s/>why should contemplating </text:span><text:soft-page-break/><text:span text:style-name="T38">the governance structure of monarchy need to impose itself upon this man’s practice and contribution to the local community and the wider world?</text:span></text:p>
      <text:p text:style-name="P29"><text:tab/><text:span text:style-name="T43">One last point to consider: taking on the contemplative burden of a Sakyong’s actions that conflict with social norms and mores may make us less available to contemplate and respond to the burdens of those around us.</text:span></text:p>
      <text:p text:style-name="P27"/>
      <text:p text:style-name="P27">- <text:span text:style-name="T32">If a Shambhala Community Co-operative is supportive of the Shambhala organization, doesn’t that mean that they support the Sakyongs and their court as well?</text:span></text:p>
      <text:p text:style-name="P27"><text:tab/><text:span text:style-name="T32">The co-operative is supportive of the organization as a conduit of teaching on creating or realizing enlightened society. In that the organization performs its function well, the co-operative is supportive of it. If, for example, the organization stopped providing high-quality forms and practices with accompanying teachings from the Shambhala contemplative tradition, the co-operative could be content practicing what they have, or the co-operative could be content exploring and adapting forms from other traditions.</text:span></text:p>
      <text:p text:style-name="P27"><text:tab/><text:span text:style-name="T39">While the central image of the co-op is the qualities of the Shambhala contemplative tradition as reflected by the Primordial Rigden, the co-op should acknowledge that the people who sit in the seat of the Sakyong are trying to embody these qualities as well, and to give guidance based upon the ‘better dralas’ of their natures. With this, co-op supporters should give benefit of the doubt towards the teachings, attempt to try them out to see how they work, and develop the ones that work best for them individually and as a community within a co-operative.</text:span></text:p>
      <text:p text:style-name="P27"/>
      <text:p text:style-name="P27">- <text:span text:style-name="T32">Can I make a Trungpa Rinpoche Teachings-Only Vajradhatu Community Co-operative?</text:span></text:p>
      <text:p text:style-name="P27"><text:tab/><text:span text:style-name="T32">Sure thing, just adapt the SCC formative documents to fit your needs. You could also do the same for whatever other tradition is the conduit for your co-operative. If you are relating to a Shambhala Center any more at that point, please be respectful of the mission of that center in delivering teachings from the Shambhala contemplative tradition.</text:span></text:p>
      <text:p text:style-name="P20"/>
      <text:p text:style-name="P20">- How essential <text:span text:style-name="T44">to a Shambhala Community Co-operative </text:span>is <text:span text:style-name="T44">the </text:span>use of the Shambhala contemplative tradition terminology of Dekyong and Deleg?</text:p>
      <text:p text:style-name="P20"><text:tab/><text:span text:style-name="T29">The use of Dekyong and Deleg may help frame the activity of the community co-op in Shamhbala language. If the center leadership or the organization feels strongly that these terms are protected or prohibited from use or repurpose by a co-op, the community co-op can use more natural terms like coordinator, coordination council, supporter, and support council to reflect roles within the co-op.</text:span></text:p>
      <text:p text:style-name="P20"/>
      <text:p text:style-name="P20">- <text:span text:style-name="T40">What are the function and application of the councils within a Shambhala Community Co-operative?</text:span></text:p>
      <text:p text:style-name="P20"><text:tab/><text:span text:style-name="T40">The coordinator may need to appoint helpers to fulfill their responsibilities to the co-operative. These appointments would make up the Coordination Council / Dekyong Council. The coordination council could be likened to a general manager with a team of general program and project managers.</text:span></text:p>
      <text:p text:style-name="P20"><text:tab/><text:span text:style-name="T40">The supporters may need to elect a council to fulfill wider community needs such as the determination of use of funds. These elected positions would make up the Support Council / Deleg Council. The support council could be likened to a collaborative team of program managers.</text:span></text:p>
      <text:p text:style-name="P20"><text:tab/><text:span text:style-name="T40">The arising of these councils is optional, determined by the size and work of the co-op.</text:span></text:p>
      <text:p text:style-name="P23"><text:tab/></text:p>
      <text:p text:style-name="P23"/>
      <text:p text:style-name="P23">- <text:span text:style-name="T45">What might the lifecycle of councils look like?</text:span></text:p>
      <text:p text:style-name="P23"><text:tab/><text:span text:style-name="T45">TBD, but something like the coordinator requesting someone to be on the coordination council for new work, such as onboarding a new application. When the work is operationalized, supporters </text:span><text:soft-page-break/><text:span text:style-name="T45">voting for someone on the support council (already present on the council or to be added) to be delegated to continuing the work.</text:span></text:p>
      <text:p text:style-name="P23"/>
      <text:p text:style-name="P36">- What is the proper sizing of councils?</text:p>
      <text:p text:style-name="P23"><text:tab/><text:span text:style-name="T45">TBD, but based upon size of supporter community and number of applications.</text:span></text:p>
      <text:p text:style-name="P23"/>
      <text:p text:style-name="P25"><text:span text:style-name="T22">- </text:span>I'm curious about cross-over dues. Is the idea that some of the Co-op's dues would transfer to the associated Center - <text:span text:style-name="T25">if</text:span> (and only if) the associated Center lacks financial stability?</text:p>
      <text:p text:style-name="P25"><text:tab/><text:span text:style-name="T26">The idea here is more that the co-op supporter could pay dues of $15/wk to their local center and count it as their co-op support requirement for that week.</text:span></text:p>
      <text:p text:style-name="Standard"/>
      <text:p text:style-name="P26">- Would the Co-op have a say as to how <text:span text:style-name="T37">[cross-over]</text:span> dues are spent by the Center?</text:p>
      <text:p text:style-name="P31"><text:tab/><text:span text:style-name="T28">The co-op supporter can initiate discussion about donation restriction (ie. restriction of donation to certain purposes) with the center. The co-op leadership should have no guidance on how the center spends the funds the member gives, although the Shambhala center community should be involved in the overall discussion of how the center spends its funds. </text:span></text:p>
      <text:p text:style-name="P37"><text:tab/>However, if a co-op has its own community fund, the co-op leadership may make either restricted or unrestricted donations to the center or the co-op may make investments in assets used by the center as directed by the supporters through a vote.</text:p>
      <text:p text:style-name="Standard"/>
      <text:p text:style-name="Standard">- I'm unclear about financial support from Co-op members. Would they be paying a total of $60 per month?</text:p>
      <text:p text:style-name="Standard"><text:tab/><text:span text:style-name="T26">$15/wk or $780/yr in cash support to the co-op, or</text:span></text:p>
      <text:p text:style-name="Standard"><text:tab/><text:span text:style-name="T26">$15/wk or $780/yr in defrayed community expenses, or</text:span></text:p>
      <text:p text:style-name="Standard"><text:tab/><text:span text:style-name="T26">1 hour/wk or 52 hr/yr in community practice, or</text:span></text:p>
      <text:p text:style-name="Standard"><text:tab/><text:span text:style-name="T26">1 hour/wk or 52 hr/yr supporting a community application, or</text:span></text:p>
      <text:p text:style-name="Standard"><text:tab/><text:span text:style-name="T26">1 hour/wk or 52 hr/yr of vocational work-equivalent in support of community, or</text:span></text:p>
      <text:p text:style-name="Standard"><text:tab/><text:span text:style-name="T26">$15/wk or $780/yr of vocational products delivered in support of community, or</text:span></text:p>
      <text:p text:style-name="Standard"><text:tab/><text:span text:style-name="T26">any combination of the above such that all weeks in a year are covered.</text:span></text:p>
      <text:p text:style-name="Standard"/>
      <text:p text:style-name="Standard"><text:tab/><text:span text:style-name="T27">Note that the above activities could be logged, tracked and recognized at community celebrations.</text:span></text:p>
      <text:p text:style-name="Standard"/>
      <text:p text:style-name="P38">2019-01-31 :</text:p>
      <text:p text:style-name="P38"/>
      <text:p text:style-name="P38">- "I am currently a member of a Shambhala meditation center, but on my way out of the community. I was invested in this path at one point, but I feel hurt by plausible allegations of abuse I have heard against the Sakyongs and/or the organization in general for permitting or accom<text:span text:style-name="T51">m</text:span>odating a culture resulting in what has been called 'institutional betrayal' against members and ex-members. How will participating in a Shambhala Community Co-operative address these concerns?"</text:p>
      <text:p text:style-name="P39"><text:tab/><text:span text:style-name="T50">From my experience, some hurts benefit from processing in a space held by others, which a co-operative can provide, while some hurts may require limitless internal space to process. I think the internal space to process hurt for ourselves is discovered in the mind of meditation, which supporters of a co-operative rediscover continually by engaging in that practice together.</text:span></text:p>
      <text:p text:style-name="P40"><text:span text:style-name="T50"><text:tab/>While I have met a number of soothing people during my time connected with the Shambhala contemplative tradition, I believe what could characterize them best is a palpable sense of their having worked with their own mind, becoming comfortable in their own skin with who they are, displaying a combination of having little-to-nothing to prove and yet, being genuinely inquisitive about my </text:span><text:soft-page-break/><text:span text:style-name="T50">perspective and my concerns: my own Current Situation. And certainly not attempting to play my personal concerns down under some bigger, community-wide Current Situation drama or other.</text:span></text:p>
      <text:p text:style-name="P41"><text:span text:style-name="T50"><text:tab/>I believe that a contemplative tradition gives us tools to deeply self-soothe, even in difficult times. I believe that the tools of the Shambhala contemplative tradition work. And I believe that the resulting contentment from this self-soothing naturally overflows to others. I also believe that when we are not fully diligent in this work, not steady in our resting, we can lose contact with our heart and act callously towards others, which can, in a contemplative space or relationship, amplify our thoughtlessness or self-centeredness into a deep hurting of others. </text:span></text:p>
      <text:p text:style-name="P41"><text:span text:style-name="T50"><text:tab/>Please note that when I use ‘we’ and ‘our’ here, these are my own perceptions of how people generally work. These are not prescriptions.</text:span></text:p>
      <text:p text:style-name="P40"><text:tab/><text:span text:style-name="T60">Plausible allegations of abuse have been made against the Sakyong, the Shambhala organization, or lineage figures of the Shambhala contemplative tradition. Future plausible allegations may come to light. While each supporter may have differing personal views, the co-op can craft a statement on these allegations. This can happen once, or as often as needed, as new information becomes available. The spirit of this statement should be a recommitment to sanity and kindness, understanding that basic goodness is the ground of our shared perspective.</text:span></text:p>
      <text:p text:style-name="P42"><text:tab/><text:span text:style-name="T61">However, the point of a Shambhala Community Co-operative is not to assuage concerns, to normalize dysfunction, to counterbalance, to remediate, to legitimize, or to otherwise validate malfeasance or unethical behavior or alleged behavior coming from people or figures within the Shambhala organization, including the court and Sakyongs. </text:span></text:p>
      <text:p text:style-name="P43"><text:span text:style-name="T61"><text:tab/>A co-operative may make statements, the supporters may make personal decisions regarding their personal involvement with the Shambhala organization, but I feel the Shambhala organization itself needs to address issues arising from within the organization skillfully or ask for outside help to do so. </text:span></text:p>
      <text:p text:style-name="P43"><text:span text:style-name="T61"><text:tab/>Again, the point of a Shambhala Community Co-operative is to engage in practice, forms, and gathering to meet the needs of the local community as a means of fulfilling the vision of enlightened society.</text:span></text:p>
      <text:p text:style-name="P38"><text:tab/></text:p>
      <text:p text:style-name="P38">- How does a Shambhala Community Co-operative <text:span text:style-name="T62">propose </text:span>to free itself from a legacy of ‘institu<text:span text:style-name="T52">t</text:span>ional betrayal’ that some feel the Shambhala organization is mired in?</text:p>
      <text:p text:style-name="P46"><text:span text:style-name="T46"><text:tab/>The possibility ever exists that a Co-operative could descend into an inherited form or even its own form of ‘institutional betrayal’. Personally, I believe that ‘institutional betrayal’ is a phantom-yet-active social-energetic residual that comes from aggregated moments of interpersonal betrayal—vertical or horizontal—over time: transgressions that were not properly resolved. Improper resolution could be shaped by obstacles such as cultural threads of spiritual bypassing or perfectionism, policies encouraging silencing or learned helplessness, or by key figures in power resorting to coarse-minded victim-blaming or victim-shaming as a matter of expedience or personal cowardice.</text:span></text:p>
      <text:p text:style-name="P47"><text:tab/><text:span text:style-name="T53">So, one approach to preventing causes of ‘institutional betrayal’ from developing momentum or calcifying could include: </text:span></text:p>
      <text:list xml:id="list1276972615" text:style-name="L3">
        <text:list-item>
          <text:p text:style-name="P48"><text:span text:style-name="T63">Developing policies and procedures for handling interpersonal betrayal that may happen at varying levels between people from time to time. </text:span></text:p>
        </text:list-item>
        <text:list-item>
          <text:p text:style-name="P48"><text:span text:style-name="T53">Developing communication and awareness around personal and institutional betrayal. </text:span></text:p>
        </text:list-item>
        <text:list-item>
          <text:p text:style-name="P48"><text:span text:style-name="T53">Ensuring elections to positions of leadership that allow different supporters access to working with ‘power-literacy.’ </text:span></text:p>
        </text:list-item>
        <text:list-item>
          <text:p text:style-name="P48"><text:span text:style-name="T53">Sharing the co-operative’s story with various outside groups in order to gauge variances from other group norms. </text:span></text:p>
        </text:list-item>
        <text:list-item>
          <text:p text:style-name="P48"><text:span text:style-name="T53">Participating in a diversity of wider, general cultural offerings in order to gauge group and individual variances from societal norms.</text:span></text:p>
        </text:list-item>
      </text:list>
      <text:p text:style-name="P47"><text:soft-page-break/><text:tab/><text:span text:style-name="T64">The point here is not to conform to or blend in with wider society, but to be conscious of variances between the co-operative and other groups, and to work proactively with potentially-detrimental ones.</text:span></text:p>
      <text:p text:style-name="P46"/>
      <text:p text:style-name="Standard">- "The Shambhala Community Co-operative is declared as a supportive st<text:span text:style-name="T55">r</text:span>ucture to the Shambhala organization and Shambhala contemplative tradition. Can this support be <text:span text:style-name="T66">on a </text:span>conditional <text:span text:style-name="T66">basis </text:span>and/or <text:span text:style-name="T66">can this support be</text:span> severed by a co-operative?"</text:p>
      <text:p text:style-name="Standard"><text:tab/><text:span text:style-name="T54">As stated above, a Shambhala Community Co-operative model can be repurposed to support other wisdom traditions, as appropriate. I suppose that a structure could also be created which supports no living lineage-holder of any particular tradition. If the central image of that “severed” co-operative is not to be the qualities of the Shambhala contemplative tradition, that co-op should probably be called something other than a “Shambhala” Community Co-operative.</text:span></text:p>
      <text:p text:style-name="Standard"/>
      <text:p text:style-name="Standard">- "Is one of the goals for the Shambhala Community Co-operative model to be accepted by the Shambhala Hierarchy and implemented broadly?"</text:p>
      <text:p text:style-name="P49"><text:tab/><text:span text:style-name="T49">This is not a stated goal of Shambhala Community Co-operatives. </text:span></text:p>
      <text:p text:style-name="P49"><text:span text:style-name="T49"><text:tab/>A “base case” for a Shambhala Community Co-operative could be even a single person practicing on their own, in support of others in their daily life, not even necessarily within a Shambhala community, e.g. living in a town or city that has no center or group. However, the “general case” of a Co-operative is for folks connecting with the Shambhala contemplative tradition to practice in this way, together.</text:span></text:p>
      <text:p text:style-name="P50"><text:tab/><text:span text:style-name="T65">Recall also that the co-operative leadership should not be taking directives from the Shambhala organization, up to and including the courts and the Sakyongs. </text:span></text:p>
      <text:p text:style-name="P50"><text:span text:style-name="T65"><text:tab/>In general, it is so nice to be loved and accepted by those whom you respect and wish good things for. So, we aim to fulfill this need within our community of supporters, so that the resulting joy may increase.</text:span></text:p>
      <text:p text:style-name="P38"/>
      <text:p text:style-name="P38">- <text:span text:style-name="T47">You speak of the activity of a Shambhala Community Co-operative as “meeting needs” of the community. Can you speak more to what needs a co-op aims to meet? How can community needs be met by people who are not professional therapists / trauma informed / deeply realized, etc.</text:span></text:p>
      <text:p text:style-name="P44"><text:tab/><text:span text:style-name="T56">Maslow’s hierarchy of needs could be a helpful model to discuss needs. As a Shambhala Community Co-operative is, in spirit, a ‘bottom-up’ or initially ‘grass-roots’ structure, the emphasis on meeting needs would begin at the bottom of the hierarchy--food, health, and shelter—and move up to safety, belonging, and so on. </text:span></text:p>
      <text:p text:style-name="P44"><text:span text:style-name="T56"><text:tab/>A priority would be on supporters developing literacy with expressing their needs in a way that others can hear these needs and in a way that these needs can be met, which involves some environment of trust for such communication can happen. Communication skills such as Nonviolent Communication, Mindful Communication, or Relationship Enhancement can be used to build trust and express both needs and healthy boundaries in relation to meeting these needs.</text:span></text:p>
      <text:p text:style-name="P38"><text:tab/><text:span text:style-name="T57">It is correct, however, that there is no expectation or assurance that Shambhala Community Co-operative supporters are professionally trained. If one does needs professional help, then this is something a co-operative should consider supporting--financially, socially, or whatever is appropriate.</text:span></text:p>
      <text:p text:style-name="P38"><text:tab/><text:span text:style-name="T57">If a supporter feels they have needs that are not being met by the co-operative but that are not necessarily addressed through professional help, such as with systemic social issues, the supporter whose needs are not being met should feel encouraged to create a ‘lean-in’ event or field trip, in order to give other supporters in the co-operative an opportunity to empathize and better understand how to meet these needs.</text:span></text:p>
      <text:p text:style-name="P45"><text:tab/><text:span text:style-name="T58">While sexual or other intimate needs may appear latent or subdued in a friendly environment, one should be mindful that these needs are present to varying degrees within full-spectrum human </text:span><text:soft-page-break/><text:span text:style-name="T58">beings. The key for making requests and meeting needs of this nature within community is consistent communication of consent between parties while moving toward intimacy. Consider setting reasonable limits on requests of your fellow community for meeting your intimate needs.</text:span></text:p>
      <text:p text:style-name="P38"/>
      <text:p text:style-name="P38">- <text:span text:style-name="T48">What does a co-op do when there are difficult interpersonal or ideological conflicts within the co-operative itself? For example, if half of the supporters fundamentally want the co-op to be one thing, e.g. focusing on general Buddhist practices and language, and half of the supporters fundamentally want the co-op to be another thing, e.g. focusing on Shambhala practices and language.</text:span></text:p>
      <text:p text:style-name="P38"><text:tab/><text:span text:style-name="T59">It may be worth splitting into two co-operatives at that point. These co-ops could actually still support each other through resource-sharing. A single supporter can also be in two or more co-operatives, though their contributions should not transfer between co-operatives. For example, one could give $15 to their Shambhala co-operative and practice together for one hour with their Buddhist co-operative in order to maintain supporter status in both co-ops for that wee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6:21:28.784679149</meta:creation-date>
    <dc:date>2020-01-31T20:15:39.257869725</dc:date>
    <meta:editing-duration>P2DT3H56M3S</meta:editing-duration>
    <meta:editing-cycles>348</meta:editing-cycles>
    <meta:generator>LibreOffice/6.0.7.3$Linux_X86_64 LibreOffice_project/00m0$Build-3</meta:generator>
    <meta:document-statistic meta:table-count="0" meta:image-count="0" meta:object-count="0" meta:page-count="10" meta:paragraph-count="136" meta:word-count="5214" meta:character-count="34131" meta:non-whitespace-character-count="28926"/>
  </office:meta>
</office:document-meta>
</file>